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ce4" officeooo:paragraph-rsid="001e8ce4"/>
    </style:style>
    <style:style style:name="P2" style:family="paragraph" style:parent-style-name="Standard">
      <style:text-properties fo:font-weight="bold" officeooo:rsid="001e8ce4" officeooo:paragraph-rsid="001e8ce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e8ce4" officeooo:paragraph-rsid="001e8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atégie recrutement Dev</text:p>
      <text:p text:style-name="P1"/>
      <text:p text:style-name="P3">Process</text:p>
      <text:p text:style-name="P1">- viser doctolib/drivy</text:p>
      <text:p text:style-name="P1">- remplir profil pour newsletter tatiana</text:p>
      <text:p text:style-name="P1">- s’inscrire sur talent.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07:51.277687010</meta:creation-date>
    <dc:date>2018-09-20T17:14:52.044432507</dc:date>
    <meta:editing-duration>PT7M1S</meta:editing-duration>
    <meta:editing-cycles>1</meta:editing-cycles>
    <meta:document-statistic meta:table-count="0" meta:image-count="0" meta:object-count="0" meta:page-count="1" meta:paragraph-count="5" meta:word-count="17" meta:character-count="120" meta:non-whitespace-character-count="108"/>
    <meta:generator>LibreOffice/6.0.3.2$Linux_X86_64 LibreOffice_project/00m0$Build-2</meta:generator>
  </office:meta>
</office:document-meta>
</file>